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9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fo:color="#c0c0c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00ae00" style:font-name="Arial" fo:font-size="10pt" style:font-size-asian="10pt" style:font-size-complex="10pt"/>
    </style:style>
    <style:style style:name="P14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 style:font-weight-asian="bold" style:font-weight-complex="bold"/>
    </style:style>
    <style:style style:name="T5" style:family="text">
      <style:text-properties fo:font-variant="normal" fo:text-transform="none" fo:letter-spacing="normal" fo:font-style="normal" style:font-name-asian="Courier New" style:font-name-complex="Courier New"/>
    </style:style>
    <style:style style:name="T6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7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444444" fo:letter-spacing="normal" fo:font-style="normal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0000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grations – do przywracania poprzednich wersji danych </text:p>
      <text:p text:style-name="P3"/>
      <text:p text:style-name="P3">1. Instalacja pakietu - <text:a xlink:type="simple" xlink:href="http://getcomposer.org/download/">http://getcomposer.org/download/</text:a> </text:p>
      <text:p text:style-name="P3"><text:span text:style-name="T1">Otwieramy wiersz poleceń GitBash</text:span> i przechodzimy do katalogu z projektem C:\sf2-tutorials\symblog</text:p>
      <text:p text:style-name="P3"/>
      <text:p text:style-name="P3">Do wiersz poleceń wprowadzamy:</text:p>
      <text:p text:style-name="P3"/>
      <text:p text:style-name="P6"><text:span text:style-name="T2">curl -s https://getcomposer.org/installer | php</text:span> </text:p>
      <text:p text:style-name="P6"/>
      <text:p text:style-name="P3">Do katalogu C:\sf2-tutorials\symblog zostaje dodany plik composer.phar</text:p>
      <text:p text:style-name="P3"/>
      <text:p text:style-name="P3">2. Wirtualny serwer wamp ustawienia:</text:p>
      <text:p text:style-name="P3"/>
      <text:p text:style-name="P3">C:\wamp\bin\php\php5.3.4\php.ini</text:p>
      <text:p text:style-name="P3">extension=php_openssl.dll – zdejmujemy komentarz</text:p>
      <text:p text:style-name="P3"/>
      <text:p text:style-name="P3">C:\wamp\bin\apache\Apache2.2.17\bin\php.ini</text:p>
      <text:p text:style-name="P3">extension=php_openssl.dll – zdejmujemy komentarz</text:p>
      <text:p text:style-name="P3"/>
      <text:p text:style-name="P3">3. Instalacja biblioteki</text:p>
      <text:p text:style-name="P3"/>
      <text:p text:style-name="P3">Usuwamy plik .git</text:p>
      <text:p text:style-name="P4"/>
      <text:p text:style-name="P3"><text:span text:style-name="T3"><text:tab/></text:span><text:span text:style-name="T6">rm -rf vendor/**/.git</text:span></text:p>
      <text:p text:style-name="P8"/>
      <text:p text:style-name="P3"><text:span text:style-name="T4">lub usuwamy cały katalog </text:span><text:span text:style-name="T6">rm -rf vendor</text:span><text:span text:style-name="T4"> (symfony v.2.1.*)</text:span></text:p>
      <text:p text:style-name="P8"/>
      <text:p text:style-name="P9">przed wywołaniem polecenia:</text:p>
      <text:p text:style-name="P9"/>
      <text:p text:style-name="P11"><text:span text:style-name="T7">$ php composer.phar update</text:span><text:span text:style-name="T9"> </text:span></text:p>
      <text:p text:style-name="P11"/>
      <text:p text:style-name="P3">Do pliku composer.json dodajem następujący wpis:</text:p>
      <text:p text:style-name="P1"/>
      <text:p text:style-name="P12">{</text:p>
      <text:p text:style-name="P12"><text:s text:c="4"/>"require": {</text:p>
      <text:p text:style-name="P13"><text:span text:style-name="T10">...</text:span></text:p>
      <text:p text:style-name="P16"><text:tab/> <text:s/>"doctrine/doctrine-migrations-bundle": "dev-master",</text:p>
      <text:p text:style-name="P16"><text:s text:c="8"/>"doctrine/migrations": "dev-master"</text:p>
      <text:p text:style-name="P12"><text:s text:c="4"/>}</text:p>
      <text:p text:style-name="P12">}</text:p>
      <text:p text:style-name="P3"/>
      <text:p text:style-name="P3">4. Update wersji biblioteki</text:p>
      <text:p text:style-name="P3"/>
      <text:p text:style-name="P14">Biblioteki najlepiej instalować eksportująć projekt (bez svn) następnie wpisujemy polecenie</text:p>
      <text:p text:style-name="P3"/>
      <text:p text:style-name="P6">$ php composer.phar update</text:p>
      <text:p text:style-name="P6"/>
      <text:p text:style-name="P6">lub</text:p>
      <text:p text:style-name="P10"/>
      <text:p text:style-name="P6"><text:span text:style-name="T2">$ php composer.phar update doctrine/</text:span><text:span text:style-name="T5">doctrine-migrations-bundle</text:span></text:p>
      <text:p text:style-name="P6"><text:span text:style-name="T8"/></text:p>
      <text:p text:style-name="P6"/>
      <text:p text:style-name="P14">Po zainstalowaniu bibliotek przerzucamy pliki z powrotem do projektu z svn i comitujem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Rejestracja bibliotek w projekcie</text:p>
      <text:p text:style-name="P3"/>
      <text:p text:style-name="P3">/symblog/app/AppKernel.php</text:p>
      <text:p text:style-name="P3"/>
      <text:p text:style-name="P3">// ...</text:p>
      <text:p text:style-name="P5"><text:span text:style-name="T11"><text:s text:c="4"/></text:span><text:span text:style-name="T13">public function </text:span><text:span text:style-name="T11">registerBundles()</text:span></text:p>
      <text:p text:style-name="P17"><text:s text:c="4"/>{</text:p>
      <text:p text:style-name="P20"><text:span text:style-name="T11"><text:s text:c="8"/>$bundles = </text:span><text:span text:style-name="T13">array</text:span><text:span text:style-name="T11">(</text:span></text:p>
      <text:p text:style-name="P18">...</text:p>
      <text:p text:style-name="P20"><text:span text:style-name="T12"/></text:p>
      <text:p text:style-name="P20"><text:span text:style-name="T14">new </text:span><text:span text:style-name="T12">Symfony\Bundle\DoctrineMigrationsBundle\DoctrineMigrationsBundle(),</text:span></text:p>
      <text:p text:style-name="P20"><text:span text:style-name="T12"/></text:p>
      <text:p text:style-name="P17"><text:s text:c="8"/>);</text:p>
      <text:p text:style-name="P20"/>
      <text:p text:style-name="P17"/>
      <text:p text:style-name="P20"/>
      <text:p text:style-name="P20"><text:span text:style-name="T11"><text:s text:c="8"/></text:span><text:span text:style-name="T13">return </text:span><text:span text:style-name="T11">$bundles;</text:span></text:p>
      <text:p text:style-name="P17"><text:s text:c="4"/>}</text:p>
      <text:p text:style-name="P17"/>
      <text:p text:style-name="P19">po wprowadzeniu komenty:</text:p>
      <text:p text:style-name="P19"/>
      <text:p text:style-name="P21">php app/console</text:p>
      <text:p text:style-name="P19"/>
      <text:p text:style-name="P19">Powinniśmy zobaczyć nowe polecenia symfony miedzy innymi:</text:p>
      <text:p text:style-name="P19"/>
      <text:p text:style-name="P15">doctrine:migrations:diff</text:p>
      <text:p text:style-name="P15">doctrine:migrations:migrate</text:p>
      <text:p text:style-name="P15"/>
      <text:p text:style-name="P23">6. Na koniec uruchamiamy polecenia</text:p>
      <text:p text:style-name="P15"/>
      <text:p text:style-name="P21">php app/console doctrine:migrations:diff</text:p>
      <text:p text:style-name="P21">php app/console doctrine:migrations:migrate</text:p>
      <text:p text:style-name="P21"/>
      <text:p text:style-name="P23">W bazie danych zostanie stworzona tabela <text:span text:style-name="T15">migration_versions</text:span></text:p>
      <text:p text:style-name="P23"><text:span text:style-name="T15"/></text:p>
      <text:p text:style-name="P23">Zabezpieczenie to pozwoli powrócić do poprzedniej wesji bazy danych.</text:p>
      <text:p text:style-name="P23"/>
      <text:p text:style-name="P23">Poniższe polecenie przywraca poprzednią wersje bazy danych:</text:p>
      <text:p text:style-name="P23"/>
      <text:p text:style-name="P21"><text:tab/>php app/console doctrine:migrations:migrate 2011080618343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4M58S</meta:editing-duration>
    <meta:editing-cycles>8</meta:editing-cycles>
    <meta:generator>OpenOffice.org/3.3$Win32 OpenOffice.org_project/330m20$Build-9567</meta:generator>
    <dc:date>2013-08-26T16:15:54.18</dc:date>
    <dc:creator>szymon idczak</dc:creator>
    <meta:document-statistic meta:table-count="0" meta:image-count="0" meta:object-count="0" meta:page-count="2" meta:paragraph-count="54" meta:word-count="206" meta:character-count="1961"/>
    <meta:user-defined meta:name="Info 1"/>
    <meta:user-defined meta:name="Info 2"/>
    <meta:user-defined meta:name="Info 3"/>
    <meta:user-defined meta:name="Info 4"/>
  </office:meta>
</office:document-meta>
</file>